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aa2" officeooo:paragraph-rsid="00154aa2"/>
    </style:style>
    <style:style style:name="P2" style:family="paragraph" style:parent-style-name="Standard">
      <style:text-properties officeooo:rsid="00154aa2" officeooo:paragraph-rsid="0017293d"/>
    </style:style>
    <style:style style:name="P3" style:family="paragraph" style:parent-style-name="Standard">
      <style:text-properties officeooo:rsid="0017293d" officeooo:paragraph-rsid="0017293d"/>
    </style:style>
    <style:style style:name="T1" style:family="text">
      <style:text-properties officeooo:rsid="00172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de Lego</text:p>
      <text:p text:style-name="P1"/>
      <text:p text:style-name="P1">Uso solo Brick </text:p>
      <text:p text:style-name="P1"/>
      <text:p text:style-name="P1">→ Explicación de como funciona el Brick </text:p>
      <text:p text:style-name="P1"><text:tab/></text:p>
      <text:p text:style-name="P1">- Como encender y apagar el brick</text:p>
      <text:p text:style-name="P1">- <text:s/>Cada una de las pestañas.</text:p>
      <text:p text:style-name="P1">- Cada una de las acciones que podemos hacer.</text:p>
      <text:p text:style-name="P1">- Como cargar programas hechos</text:p>
      <text:p text:style-name="P1"/>
      <text:p text:style-name="P1">APRENDER A USAR MOTORES</text:p>
      <text:p text:style-name="P1"/>
      <text:p text:style-name="P1">→ Ejercicios a realizar</text:p>
      <text:p text:style-name="P1"/>
      <text:p text:style-name="P1">1º Mover hacia adelante</text:p>
      <text:p text:style-name="P1">2º Mover hacia adelante, parar y volver a andar hacia adelante</text:p>
      <text:p text:style-name="P1">3º Mover hacia atrás</text:p>
      <text:p text:style-name="P1">4º Mover hacia atrás, parar y volver a andar hacia atrás</text:p>
      <text:p text:style-name="P1">5º Mover hacia adelante y hacia atrás</text:p>
      <text:p text:style-name="P1">6º Mover hacia adelante, parar y volver a andar hacia atrás</text:p>
      <text:p text:style-name="P1">7º Mover hacia adelante, y hacer giro a la derecha y seguir hacia adelante</text:p>
      <text:p text:style-name="P1">8º Mover hacia adelante, y hacer giro a la izquierda y seguir hacia adelante</text:p>
      <text:p text:style-name="P1">9º Mover hacia adelante, hacer giro completo y seguir hacia adelante.</text:p>
      <text:p text:style-name="P1"/>
      <text:p text:style-name="P1">– Ejercicios con <text:span text:style-name="T1">obstáculos</text:span></text:p>
      <text:p text:style-name="P1"/>
      <text:p text:style-name="P1">1º Mover hacia adelante y calcular cuando parar para no atropellar el muñeco</text:p>
      <text:p text:style-name="P1">2º Juego de aparcar: Mover hacia adelante o atrás, girar y calcular para aparcar entre dos obstaculos.</text:p>
      <text:p text:style-name="P1"/>
      <text:p text:style-name="P1">APRENDER A USAR IMAGENES</text:p>
      <text:p text:style-name="P1"/>
      <text:p text:style-name="P1">1º Mover hacia adelante y mostrar imagen</text:p>
      <text:p text:style-name="P1">2º Mover hacia atrás, mostrar imagen y mover hacia adelante</text:p>
      <text:p text:style-name="P1">3º Mostrar imagen, mover hacia adelante, mostrar imagen distinta y dar giro completo</text:p>
      <text:p text:style-name="P1"/>
      <text:p text:style-name="P2">APRENDER A USAR <text:span text:style-name="T1">SONIDOS</text:span></text:p>
      <text:p text:style-name="P2"/>
      <text:p text:style-name="P2">1º Mover hacia adelante y <text:span text:style-name="T1">reproducir sonido</text:span></text:p>
      <text:p text:style-name="P2">2º Mover hacia atrás, <text:span text:style-name="T1">reproducir sonido</text:span> y mover hacia adelante</text:p>
      <text:p text:style-name="P2">3º <text:span text:style-name="T1">Reproducir sonido</text:span>, mover hacia adelante, <text:span text:style-name="T1">reproducir sonido</text:span> distint<text:span text:style-name="T1">o</text:span> y dar giro completo</text:p>
      <text:p text:style-name="P2"/>
      <text:p text:style-name="P1"/>
      <text:p text:style-name="P3">EJERCICIO DE COMPRENSION</text:p>
      <text:p text:style-name="P3"/>
      <text:p text:style-name="P3">1º Mover hacia adelante, mostrar imagen, dar giro completo, mover marcha atrás reproduciendo sonido de marcha atrá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</meta:initial-creator>
    <meta:creation-date>2015-10-27T18:35:18.935244117</meta:creation-date>
    <dc:date>2015-10-27T18:59:40.116715884</dc:date>
    <dc:creator>alonso </dc:creator>
    <meta:editing-duration>PT7M11S</meta:editing-duration>
    <meta:editing-cycles>1</meta:editing-cycles>
    <meta:document-statistic meta:table-count="0" meta:image-count="0" meta:object-count="0" meta:page-count="1" meta:paragraph-count="32" meta:word-count="256" meta:character-count="1498" meta:non-whitespace-character-count="1267"/>
    <meta:generator>LibreOffice/4.4.3.2$Linux_X86_64 LibreOffice_project/40m0$Build-2</meta:generator>
  </office:meta>
</office:document-meta>
</file>